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de correo</text:p>
          </table:table-cell>
          <table:table-cell office:value-type="string">
            <text:p>Base de datos:Seguimiento de errores en las actividades del módulo (trimestre 1) (Real)</text:p>
          </table:table-cell>
          <table:table-cell office:value-type="string">
            <text:p>Cuestionario:UT1-AE1. Cuestionario. Introducción seguridad informática (Real)</text:p>
          </table:table-cell>
          <table:table-cell office:value-type="string">
            <text:p>Cuestionario:UT1-AER1. Recuperación. Cuestionario. Introducción seguridad informática (Real)</text:p>
          </table:table-cell>
          <table:table-cell office:value-type="string">
            <text:p>Tarea:UT1-AEF1. Parte teórica. Calificación definitiva (Real)</text:p>
          </table:table-cell>
          <table:table-cell office:value-type="string">
            <text:p>Cuestionario:UT2-AE1. Seguridad en el entorno físico. Prueba teórica (Real)</text:p>
          </table:table-cell>
          <table:table-cell office:value-type="string">
            <text:p>Tarea:UT2-AE2. Prueba práctica. Opción 1 (Real)</text:p>
          </table:table-cell>
          <table:table-cell office:value-type="string">
            <text:p>Tarea:UT2-AE2. Prueba práctica. Opción 2 (Real)</text:p>
          </table:table-cell>
          <table:table-cell office:value-type="string">
            <text:p>Tarea:UT2-AEF2. Parte práctica. Calificación definitiva (Real)</text:p>
          </table:table-cell>
          <table:table-cell office:value-type="string">
            <text:p>Pruebas 1ª evaluación (Real)</text:p>
          </table:table-cell>
          <table:table-cell office:value-type="string">
            <text:p>Tarea:UT2-AC1. Actividad complementaria. Heartbeat (Real)</text:p>
          </table:table-cell>
          <table:table-cell office:value-type="string">
            <text:p>Tarea:UT2-AC2. Actividad complementaria. Glusterfs (Real)</text:p>
          </table:table-cell>
          <table:table-cell office:value-type="string">
            <text:p>Tarea:UT1-A1. Introducción a la seguridad informática (Real)</text:p>
          </table:table-cell>
          <table:table-cell office:value-type="string">
            <text:p>Tarea:UT1-A1. Lección. Introducción a la seguridad informática (Real)</text:p>
          </table:table-cell>
          <table:table-cell office:value-type="string">
            <text:p>Tarea:UT1-A3. Análisis de paquetes del protocolo DHCP (Real)</text:p>
          </table:table-cell>
          <table:table-cell office:value-type="string">
            <text:p>Tarea:UT1-A4. Ataque de denegación de servicio DHCP (Real)</text:p>
          </table:table-cell>
          <table:table-cell office:value-type="string">
            <text:p>Tarea:UT1-A5. Ataques y defensas al protocolo DHCP (Real)</text:p>
          </table:table-cell>
          <table:table-cell office:value-type="string">
            <text:p>Tarea:UT1-A6. ARP Poisoning (Real)</text:p>
          </table:table-cell>
          <table:table-cell office:value-type="string">
            <text:p>Tarea:UT1-A7. DHCP spoofing (Real)</text:p>
          </table:table-cell>
          <table:table-cell office:value-type="string">
            <text:p>Tarea:UT2-A4. DNS spoofing (Real)</text:p>
          </table:table-cell>
          <table:table-cell office:value-type="string">
            <text:p>Lección:UT2-A1. Seguridad en el entorno físico (Real)</text:p>
          </table:table-cell>
          <table:table-cell office:value-type="string">
            <text:p>Tarea:UT2-A3. Ataques y defensas al protocolo DNS (Real)</text:p>
          </table:table-cell>
          <table:table-cell office:value-type="string">
            <text:p>Tarea:UT2-A2. Preguntas a investigar. Seguridad en el entorno físico (Real)</text:p>
          </table:table-cell>
          <table:table-cell office:value-type="string">
            <text:p>Lección:UT2-A5. Seguridad en el entorno físico (II) (Real)</text:p>
          </table:table-cell>
          <table:table-cell office:value-type="string">
            <text:p>Tarea:UT2-A6. Preguntas a investigar. Seguridad en el entorno físico (Real)</text:p>
          </table:table-cell>
          <table:table-cell office:value-type="string">
            <text:p>Tarea:UT2-A7. Vídeos. Seguridad física en el CPD (Real)</text:p>
          </table:table-cell>
          <table:table-cell office:value-type="string">
            <text:p>Tarea:UT2-A8. Alta disponibilidad en servicios y almacenamiento redundante (Real)</text:p>
          </table:table-cell>
          <table:table-cell office:value-type="string">
            <text:p>Tarea:UT3-A1. Preguntas. SAI (Real)</text:p>
          </table:table-cell>
          <table:table-cell office:value-type="string">
            <text:p>Tarea:UT3-A2. Seguridad en el hardware. Servidor NAS (Real)</text:p>
          </table:table-cell>
          <table:table-cell office:value-type="string">
            <text:p>Tarea:UT3-A3. Práctica. Copias de seguridad (Real)</text:p>
          </table:table-cell>
          <table:table-cell office:value-type="string">
            <text:p>Tarea:UT3-A4. Práctica. Imágenes de disco (Real)</text:p>
          </table:table-cell>
          <table:table-cell office:value-type="string">
            <text:p>Tarea:UT1-A2. Introducción a la seguridad informática. Ejercicios (Real)</text:p>
          </table:table-cell>
          <table:table-cell office:value-type="string">
            <text:p>Tarea:UT1-A3. Introducción a la seguridad informática. Ejercicios II (Real)</text:p>
          </table:table-cell>
          <table:table-cell office:value-type="string">
            <text:p>Tarea:UT3-AC1. Seguridad en redes. Blindando ssh (Real)</text:p>
          </table:table-cell>
          <table:table-cell office:value-type="string">
            <text:p>Prácticas 1ª evaluación (Real)</text:p>
          </table:table-cell>
          <table:table-cell office:value-type="string">
            <text:p>Base de datos:Seguimiento de errores. UT2-A8. Alta disponibilidad en servicios y almacenamiento redundante (Real)</text:p>
          </table:table-cell>
          <table:table-cell office:value-type="string">
            <text:p>Tarea:Actitud general. 1º trimestre (Real)</text:p>
          </table:table-cell>
          <table:table-cell office:value-type="string">
            <text:p>Tarea:Wikicuaderno. 1º trimestre (Real)</text:p>
          </table:table-cell>
          <table:table-cell office:value-type="string">
            <text:p>Participación - actitud 1ª evaluación (Real)</text:p>
          </table:table-cell>
          <table:table-cell office:value-type="string">
            <text:p>1ª evaluación (Real)</text:p>
          </table:table-cell>
          <table:table-cell office:value-type="string">
            <text:p>Eval 1 - Calificación definitiva (Real)</text:p>
          </table:table-cell>
          <table:table-cell office:value-type="string">
            <text:p>Tarea:UT3-AEP1. Proyecto final de la unidad (Real)</text:p>
          </table:table-cell>
          <table:table-cell office:value-type="string">
            <text:p>Examen Presencial (Real)</text:p>
          </table:table-cell>
          <table:table-cell office:value-type="string">
            <text:p>Actividades Presenciales (Real)</text:p>
          </table:table-cell>
          <table:table-cell office:value-type="string">
            <text:p>Pruebas 2ª evaluación (Real)</text:p>
          </table:table-cell>
          <table:table-cell office:value-type="string">
            <text:p>Tarea:UT4-A1. Preguntas. Documental Enigma (Real)</text:p>
          </table:table-cell>
          <table:table-cell office:value-type="string">
            <text:p>Tarea:UT4-A2. Encriptación. Conceptos básicos y evolución histórica (I) (Real)</text:p>
          </table:table-cell>
          <table:table-cell office:value-type="string">
            <text:p>Tarea:UT4-A3. Encriptación. Evolución histórica (II) (Real)</text:p>
          </table:table-cell>
          <table:table-cell office:value-type="string">
            <text:p>Tarea:UT4-A4. Cifrado con GPG (Real)</text:p>
          </table:table-cell>
          <table:table-cell office:value-type="string">
            <text:p>Tarea:UT4-A5. Correo cifrado (Real)</text:p>
          </table:table-cell>
          <table:table-cell office:value-type="string">
            <text:p>Tarea:UT4-A6. Cifrado SSL (Real)</text:p>
          </table:table-cell>
          <table:table-cell office:value-type="string">
            <text:p>Tarea:UT5-A1. VPN (Real)</text:p>
          </table:table-cell>
          <table:table-cell office:value-type="string">
            <text:p>Tarea:UT5-A2. Cortafuegos con Shorewall (Real)</text:p>
          </table:table-cell>
          <table:table-cell office:value-type="string">
            <text:p>Tarea:UT5-A2b. Cortafuegos con Shorewall three interfaces (Real)</text:p>
          </table:table-cell>
          <table:table-cell office:value-type="string">
            <text:p>Tarea:UT5-A3. Proxy cache con Squid (Real)</text:p>
          </table:table-cell>
          <table:table-cell office:value-type="string">
            <text:p>Tarea:UT6-A1. Proyecto software seguro (Real)</text:p>
          </table:table-cell>
          <table:table-cell office:value-type="string">
            <text:p>Tarea:UT4-AE1. Certificado de servidor para web en hosting online (Real)</text:p>
          </table:table-cell>
          <table:table-cell office:value-type="string">
            <text:p>Prácticas 2ª evaluación (Real)</text:p>
          </table:table-cell>
          <table:table-cell office:value-type="string">
            <text:p>Base de datos:Seguimiento de errores en las actividades del módulo (trimestre 2) (Real)</text:p>
          </table:table-cell>
          <table:table-cell office:value-type="string">
            <text:p>Tarea:Actitud general. 2º trimestre (Real)</text:p>
          </table:table-cell>
          <table:table-cell office:value-type="string">
            <text:p>Participación - actitud 2ª evaluación (Real)</text:p>
          </table:table-cell>
          <table:table-cell office:value-type="string">
            <text:p>eval2 - Calificación definitiva (Real)</text:p>
          </table:table-cell>
          <table:table-cell office:value-type="string">
            <text:p>2ª evaluación (Real)</text:p>
          </table:table-cell>
          <table:table-cell office:value-type="string">
            <text:p>Tarea:UT2-AEF1. Parte teórica. Calificación definitiva (Real)</text:p>
          </table:table-cell>
          <table:table-cell office:value-type="string">
            <text:p>Cuestionario:UT2-AE1. Seguridad en el entorno físico. Prueba teórica (2012/13) (Real)</text:p>
          </table:table-cell>
          <table:table-cell office:value-type="string">
            <text:p>Cuestionario:UT2-AE1. Seguridad en el entorno físico. Prueba teórica. 2014 (Real)</text:p>
          </table:table-cell>
          <table:table-cell office:value-type="string">
            <text:p>Tarea:Negativos eval1 (Real)</text:p>
          </table:table-cell>
          <table:table-cell office:value-type="string">
            <text:p>Tarea:UT4-AC1. Práctica esteganografía Ubuntu (Real)</text:p>
          </table:table-cell>
          <table:table-cell office:value-type="string">
            <text:p>Tarea:UT2-A6. Supuesto práctico (Real)</text:p>
          </table:table-cell>
          <table:table-cell office:value-type="string">
            <text:p>Tarea:UT2-A6. Preguntas. Control de acceso en el entorno físico (Real)</text:p>
          </table:table-cell>
          <table:table-cell office:value-type="string">
            <text:p>Glosario:Glosario para SGF (Real)</text:p>
          </table:table-cell>
          <table:table-cell office:value-type="string">
            <text:p>Tarea:Tarea para SEGI01. (Real)</text:p>
          </table:table-cell>
          <table:table-cell office:value-type="string">
            <text:p>Cuestionario:Examen para revisar para SEGI01. (Real)</text:p>
          </table:table-cell>
          <table:table-cell office:value-type="string">
            <text:p>Cuestionario:Examen para SEGI03. (Real)</text:p>
          </table:table-cell>
          <table:table-cell office:value-type="string">
            <text:p>Paquete SCORM:SEGI01 Guiada.- Introducción a la seguridad informática. (Real)</text:p>
          </table:table-cell>
          <table:table-cell office:value-type="string">
            <text:p>Cuestionario:Examen para revisar para SEGI02. (Real)</text:p>
          </table:table-cell>
          <table:table-cell office:value-type="string">
            <text:p>Paquete SCORM:SEGI02 Guiada.- Seguridad en el entorno físico. (Real)</text:p>
          </table:table-cell>
          <table:table-cell office:value-type="string">
            <text:p>Tarea:Tarea para SEGI03. (Real)</text:p>
          </table:table-cell>
          <table:table-cell office:value-type="string">
            <text:p>Cuestionario:Examen para revisar para SEGI03. (Real)</text:p>
          </table:table-cell>
          <table:table-cell office:value-type="string">
            <text:p>Paquete SCORM:SEGI03 Guiada.- Seguridad en el hardware. Almacenamiento y recuperación de los datos. (Real)</text:p>
          </table:table-cell>
          <table:table-cell office:value-type="string">
            <text:p>Tarea:Tarea para SEGI04. (Real)</text:p>
          </table:table-cell>
          <table:table-cell office:value-type="string">
            <text:p>Cuestionario:Examen para SEGI04. (Real)</text:p>
          </table:table-cell>
          <table:table-cell office:value-type="string">
            <text:p>Tarea:Tarea para SEGI05. (Real)</text:p>
          </table:table-cell>
          <table:table-cell office:value-type="string">
            <text:p>Cuestionario:Examen para revisar para SEGI04. (Real)</text:p>
          </table:table-cell>
          <table:table-cell office:value-type="string">
            <text:p>Paquete SCORM:SEGI04 Guiada.- Sistemas de identificación. Criptografía. (Real)</text:p>
          </table:table-cell>
          <table:table-cell office:value-type="string">
            <text:p>Cuestionario:Examen para SEGI05. (Real)</text:p>
          </table:table-cell>
          <table:table-cell office:value-type="string">
            <text:p>Cuestionario:Examen para revisar para SEGI05. (Real)</text:p>
          </table:table-cell>
          <table:table-cell office:value-type="string">
            <text:p>Paquete SCORM:SEGI05 Guiada.- Amenazas y seguridad del software. (Real)</text:p>
          </table:table-cell>
          <table:table-cell office:value-type="string">
            <text:p>Tarea:Tarea para SEGI06. (Real)</text:p>
          </table:table-cell>
          <table:table-cell office:value-type="string">
            <text:p>Cuestionario:Examen para SEGI06. (Real)</text:p>
          </table:table-cell>
          <table:table-cell office:value-type="string">
            <text:p>Cuestionario:Examen para revisar para SEGI06. (Real)</text:p>
          </table:table-cell>
          <table:table-cell office:value-type="string">
            <text:p>Paquete SCORM:SEGI06 Guiada.- Redes seguras. (Real)</text:p>
          </table:table-cell>
          <table:table-cell office:value-type="string">
            <text:p>Elementos no calificables (Real)</text:p>
          </table:table-cell>
          <table:table-cell office:value-type="string">
            <text:p>Lista de verificación:UT1-A6. ARP Poisoning (Real)</text:p>
          </table:table-cell>
          <table:table-cell office:value-type="string">
            <text:p>Lista de verificación:UT1-A7. DHCP Spoofing (Real)</text:p>
          </table:table-cell>
          <table:table-cell office:value-type="string">
            <text:p>Lista de verificación:UT2-A4. DNS spoofing (Real)</text:p>
          </table:table-cell>
          <table:table-cell office:value-type="string">
            <text:p>Lista de verificación:UT2-A8. Discos redundantes y alta diponibilidad en servicios (Real)</text:p>
          </table:table-cell>
          <table:table-cell office:value-type="string">
            <text:p>Lista de verificación:UT3-A3. copias de seguridad (Real)</text:p>
          </table:table-cell>
          <table:table-cell office:value-type="string">
            <text:p>Nota Final (Real)</text:p>
          </table:table-cell>
          <table:table-cell office:value-type="string">
            <text:p>Última descarga de este curso</text:p>
          </table:table-cell>
        </table:table-row>
        <table:table-row>
          <table:table-cell office:value-type="string">
            <text:p>Victor Mariano</text:p>
          </table:table-cell>
          <table:table-cell office:value-type="string">
            <text:p>Bardales Carreñ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15vicma97@gmail.com</text:p>
          </table:table-cell>
          <table:table-cell office:value-type="string">
            <text:p>-</text:p>
          </table:table-cell>
          <table:table-cell office:value-type="float" office:value="3.83">
            <text:p>3.83</text:p>
          </table:table-cell>
          <table:table-cell office:value-type="float" office:value="5.17">
            <text:p>5.17</text:p>
          </table:table-cell>
          <table:table-cell office:value-type="float" office:value="5.00">
            <text:p>5.0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71">
            <text:p>5.71</text:p>
          </table:table-cell>
          <table:table-cell office:value-type="float" office:value="5.00">
            <text:p>5.00</text:p>
          </table:table-cell>
          <table:table-cell office:value-type="float" office:value="7.00">
            <text:p>7.00</text:p>
          </table:table-cell>
          <table:table-cell office:value-type="float" office:value="9.09">
            <text:p>9.09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3.00">
            <text:p>3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6.35">
            <text:p>6.35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45">
            <text:p>6.4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.79">
            <text:p>1.79</text:p>
          </table:table-cell>
          <table:table-cell office:value-type="string">
            <text:p>1480459835</text:p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Bueno Carried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guinielrock@gmail.com</text:p>
          </table:table-cell>
          <table:table-cell office:value-type="string">
            <text:p>-</text:p>
          </table:table-cell>
          <table:table-cell office:value-type="float" office:value="6.89">
            <text:p>6.89</text:p>
          </table:table-cell>
          <table:table-cell office:value-type="string">
            <text:p>-</text:p>
          </table:table-cell>
          <table:table-cell office:value-type="float" office:value="6.90">
            <text:p>6.90</text:p>
          </table:table-cell>
          <table:table-cell office:value-type="float" office:value="8.75">
            <text:p>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83">
            <text:p>7.83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6.43">
            <text:p>6.43</text:p>
          </table:table-cell>
          <table:table-cell office:value-type="float" office:value="3.00">
            <text:p>3.00</text:p>
          </table:table-cell>
          <table:table-cell office:value-type="float" office:value="6.00">
            <text:p>6.00</text:p>
          </table:table-cell>
          <table:table-cell office:value-type="float" office:value="6.36">
            <text:p>6.36</text:p>
          </table:table-cell>
          <table:table-cell office:value-type="float" office:value="3.00">
            <text:p>3.00</text:p>
          </table:table-cell>
          <table:table-cell office:value-type="float" office:value="9.00">
            <text:p>9.00</text:p>
          </table:table-cell>
          <table:table-cell office:value-type="float" office:value="8.50">
            <text:p>8.50</text:p>
          </table:table-cell>
          <table:table-cell office:value-type="float" office:value="3.00">
            <text:p>3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38">
            <text:p>8.38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31">
            <text:p>8.3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3.33">
            <text:p>23.33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3.63">
            <text:p>3.63</text:p>
          </table:table-cell>
          <table:table-cell office:value-type="string">
            <text:p>1480459835</text:p>
          </table:table-cell>
        </table:table-row>
        <table:table-row>
          <table:table-cell office:value-type="string">
            <text:p>Francisco Javier</text:p>
          </table:table-cell>
          <table:table-cell office:value-type="string">
            <text:p>Cabrera Rua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cabreraruano@gmail.com</text:p>
          </table:table-cell>
          <table:table-cell office:value-type="string">
            <text:p>-</text:p>
          </table:table-cell>
          <table:table-cell office:value-type="float" office:value="7.65">
            <text:p>7.65</text:p>
          </table:table-cell>
          <table:table-cell office:value-type="string">
            <text:p>-</text:p>
          </table:table-cell>
          <table:table-cell office:value-type="float" office:value="7.70">
            <text:p>7.70</text:p>
          </table:table-cell>
          <table:table-cell office:value-type="float" office:value="9.67">
            <text:p>9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68">
            <text:p>8.6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43">
            <text:p>6.43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45">
            <text:p>5.45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3.00">
            <text:p>3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5.96">
            <text:p>5.96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32">
            <text:p>7.3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33">
            <text:p>3.33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2.04">
            <text:p>2.04</text:p>
          </table:table-cell>
          <table:table-cell office:value-type="string">
            <text:p>1480459835</text:p>
          </table:table-cell>
        </table:table-row>
        <table:table-row>
          <table:table-cell office:value-type="string">
            <text:p>Jose Ignacio</text:p>
          </table:table-cell>
          <table:table-cell office:value-type="string">
            <text:p>Elvira Bolzoni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inforharia@gmail.com</text:p>
          </table:table-cell>
          <table:table-cell office:value-type="string">
            <text:p>-</text:p>
          </table:table-cell>
          <table:table-cell office:value-type="float" office:value="5.91">
            <text:p>5.91</text:p>
          </table:table-cell>
          <table:table-cell office:value-type="string">
            <text:p>-</text:p>
          </table:table-cell>
          <table:table-cell office:value-type="float" office:value="5.90">
            <text:p>5.90</text:p>
          </table:table-cell>
          <table:table-cell office:value-type="float" office:value="8.75">
            <text:p>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33">
            <text:p>7.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7.86">
            <text:p>7.86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5.82">
            <text:p>5.82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6.78">
            <text:p>6.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6.67">
            <text:p>16.67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2.85">
            <text:p>2.85</text:p>
          </table:table-cell>
          <table:table-cell office:value-type="string">
            <text:p>1480459835</text:p>
          </table:table-cell>
        </table:table-row>
        <table:table-row>
          <table:table-cell office:value-type="string">
            <text:p>Nehemías Rubén</text:p>
          </table:table-cell>
          <table:table-cell office:value-type="string">
            <text:p>Fernández Rodrígu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nehemiasrubenfdez@gmail.com</text:p>
          </table:table-cell>
          <table:table-cell office:value-type="string">
            <text:p>-</text:p>
          </table:table-cell>
          <table:table-cell office:value-type="float" office:value="9.09">
            <text:p>9.09</text:p>
          </table:table-cell>
          <table:table-cell office:value-type="string">
            <text:p>-</text:p>
          </table:table-cell>
          <table:table-cell office:value-type="float" office:value="9.10">
            <text:p>9.10</text:p>
          </table:table-cell>
          <table:table-cell office:value-type="float" office:value="7.67">
            <text:p>7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38">
            <text:p>8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7.86">
            <text:p>7.86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6.57">
            <text:p>6.57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49">
            <text:p>7.4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0.00">
            <text:p>2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3.09">
            <text:p>3.09</text:p>
          </table:table-cell>
          <table:table-cell office:value-type="string">
            <text:p>1480459835</text:p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García Lóp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dgarlop2@example.com</text:p>
          </table:table-cell>
          <table:table-cell office:value-type="string">
            <text:p>-</text:p>
          </table:table-cell>
          <table:table-cell office:value-type="float" office:value="6.02">
            <text:p>6.02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5.17">
            <text:p>5.1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8">
            <text:p>5.5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7.14">
            <text:p>7.14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8.18">
            <text:p>8.18</text:p>
          </table:table-cell>
          <table:table-cell office:value-type="float" office:value="4.00">
            <text:p>4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3.00">
            <text:p>3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6.44">
            <text:p>6.44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6.45">
            <text:p>6.4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0.00">
            <text:p>2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3.09">
            <text:p>3.09</text:p>
          </table:table-cell>
          <table:table-cell office:value-type="string">
            <text:p>1480459835</text:p>
          </table:table-cell>
        </table:table-row>
        <table:table-row>
          <table:table-cell office:value-type="string">
            <text:p>Martín</text:p>
          </table:table-cell>
          <table:table-cell office:value-type="string">
            <text:p>Guadalupe Barrios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mguabar@example.com</text:p>
          </table:table-cell>
          <table:table-cell office:value-type="string">
            <text:p>-</text:p>
          </table:table-cell>
          <table:table-cell office:value-type="float" office:value="7.58">
            <text:p>7.58</text:p>
          </table:table-cell>
          <table:table-cell office:value-type="string">
            <text:p>-</text:p>
          </table:table-cell>
          <table:table-cell office:value-type="float" office:value="7.60">
            <text:p>7.6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30">
            <text:p>7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86">
            <text:p>7.86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float" office:value="7.27">
            <text:p>7.27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3.61">
            <text:p>3.61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5.98">
            <text:p>5.9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3.33">
            <text:p>13.33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2.55">
            <text:p>2.55</text:p>
          </table:table-cell>
          <table:table-cell office:value-type="string">
            <text:p>1480459835</text:p>
          </table:table-cell>
        </table:table-row>
        <table:table-row>
          <table:table-cell office:value-type="string">
            <text:p>Fernando Francisco</text:p>
          </table:table-cell>
          <table:table-cell office:value-type="string">
            <text:p>Pérez Bermúd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fernandoferrun@gmail.com</text:p>
          </table:table-cell>
          <table:table-cell office:value-type="string">
            <text:p>-</text:p>
          </table:table-cell>
          <table:table-cell office:value-type="float" office:value="7.05">
            <text:p>7.05</text:p>
          </table:table-cell>
          <table:table-cell office:value-type="string">
            <text:p>-</text:p>
          </table:table-cell>
          <table:table-cell office:value-type="float" office:value="7.10">
            <text:p>7.10</text:p>
          </table:table-cell>
          <table:table-cell office:value-type="float" office:value="6.75">
            <text:p>6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93">
            <text:p>6.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43">
            <text:p>6.43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9">
            <text:p>9.09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20">
            <text:p>5.2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56">
            <text:p>6.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2.56">
            <text:p>2.56</text:p>
          </table:table-cell>
          <table:table-cell office:value-type="string">
            <text:p>1480459835</text:p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Pérez Rodrígu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perrod@example.com</text:p>
          </table:table-cell>
          <table:table-cell office:value-type="string">
            <text:p>-</text:p>
          </table:table-cell>
          <table:table-cell office:value-type="float" office:value="6.44">
            <text:p>6.44</text:p>
          </table:table-cell>
          <table:table-cell office:value-type="string">
            <text:p>-</text:p>
          </table:table-cell>
          <table:table-cell office:value-type="float" office:value="6.40">
            <text:p>6.40</text:p>
          </table:table-cell>
          <table:table-cell office:value-type="float" office:value="8.08">
            <text:p>8.0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4">
            <text:p>7.2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14">
            <text:p>7.14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7.27">
            <text:p>7.27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.76">
            <text:p>1.76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4.53">
            <text:p>4.5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.19">
            <text:p>1.19</text:p>
          </table:table-cell>
          <table:table-cell office:value-type="string">
            <text:p>1480459835</text:p>
          </table:table-cell>
        </table:table-row>
        <table:table-row>
          <table:table-cell office:value-type="string">
            <text:p>Juan Manuel</text:p>
          </table:table-cell>
          <table:table-cell office:value-type="string">
            <text:p>Rosa Muño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osmun@example.com</text:p>
          </table:table-cell>
          <table:table-cell office:value-type="string">
            <text:p>-</text:p>
          </table:table-cell>
          <table:table-cell office:value-type="float" office:value="4.62">
            <text:p>4.62</text:p>
          </table:table-cell>
          <table:table-cell office:value-type="string">
            <text:p>-</text:p>
          </table:table-cell>
          <table:table-cell office:value-type="float" office:value="4.60">
            <text:p>4.60</text:p>
          </table:table-cell>
          <table:table-cell office:value-type="float" office:value="6.75">
            <text:p>6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68">
            <text:p>5.6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43">
            <text:p>6.43</text:p>
          </table:table-cell>
          <table:table-cell office:value-type="float" office:value="3.00">
            <text:p>3.00</text:p>
          </table:table-cell>
          <table:table-cell office:value-type="float" office:value="5.00">
            <text:p>5.00</text:p>
          </table:table-cell>
          <table:table-cell office:value-type="float" office:value="6.36">
            <text:p>6.36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5.28">
            <text:p>5.28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5.76">
            <text:p>5.7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1.57">
            <text:p>1.57</text:p>
          </table:table-cell>
          <table:table-cell office:value-type="string">
            <text:p>1480459835</text:p>
          </table:table-cell>
        </table:table-row>
        <table:table-row>
          <table:table-cell office:value-type="string">
            <text:p>Emmanuel</text:p>
          </table:table-cell>
          <table:table-cell office:value-type="string">
            <text:p>Tejero Gonzál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emmanueltejero@gmail.com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float" office:value="8.75">
            <text:p>8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3">
            <text:p>7.73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6.00">
            <text:p>6.00</text:p>
          </table:table-cell>
          <table:table-cell office:value-type="float" office:value="9.09">
            <text:p>9.09</text:p>
          </table:table-cell>
          <table:table-cell office:value-type="float" office:value="3.00">
            <text:p>3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8.55">
            <text:p>8.55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55">
            <text:p>8.5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3.33">
            <text:p>23.33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4.11">
            <text:p>4.11</text:p>
          </table:table-cell>
          <table:table-cell office:value-type="string">
            <text:p>14804598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1.1+ (Build: 20160901)</meta:generator>
    <meta:initial-creator>Admin User</meta:initial-creator>
    <meta:creation-date>2016-11-29T22:50:35</meta:creation-date>
    <meta:document-statistic meta:table-count="1" meta:cell-count="0" meta:object-count="0"/>
  </office:meta>
</office:document-meta>
</file>